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8pt" fo:font-weight="bold" style:font-size-asian="18pt" style:font-weight-asian="bold" style:font-size-complex="18pt" style:font-weight-complex="bold"/>
    </style:style>
    <style:style style:name="T1" style:family="text">
      <style:text-properties fo:color="#ff0000"/>
    </style:style>
    <style:style style:name="T2" style:family="text">
      <style:text-properties fo:color="#0099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buntu Linux OpenSSH Server installation and configuration</text:h>
      <text:p text:style-name="Text_20_body"/>
      <text:p text:style-name="P1">Introduction</text:p>
      <text:p text:style-name="Text_20_body">OpenSSH is a FREE version of the SSH connectivity tools that technical users of the Internet rely on. Users of telnet, rlogin, and ftp may not realize that their password is transmitted across the Internet unencrypted, but it is. OpenSSH encrypts all traffic (including passwords) to effectively eliminate eavesdropping, connection hijacking, and other attacks. Additionally, OpenSSH provides secure tunneling capabilities and several authentication methods, and supports all SSH protocol versions.</text:p>
      <text:h text:style-name="Heading_20_2" text:outline-level="2">Ubuntu SSHD Installation</text:h>
      <text:p text:style-name="Text_20_body">Type the following two command to install both ssh client and server:<text:line-break/><text:span text:style-name="Source_20_Text"># sudo apt-get install openssh-server openssh-client</text:span></text:p>
      <text:h text:style-name="Heading_20_2" text:outline-level="2">SSHD Configuration</text:h>
      <text:p text:style-name="Text_20_body">To be frank your server is ready by default. Just test it from your home computer or from same system with the command:<text:line-break/><text:span text:style-name="Source_20_Text"># ssh localhost</text:span><text:line-break/>OR<text:line-break/><text:span text:style-name="Source_20_Text"># ssh user@your-server-ip-address</text:span></text:p>
      <text:h text:style-name="Heading_20_2" text:outline-level="2">How do I use ssh client?</text:h>
      <text:p text:style-name="Text_20_body">Assuming that your server hostname is userver.mydomain.com and username is vivek, you need to type the following command:<text:line-break/><text:span text:style-name="Source_20_Text"># ssh vivek@userver.mydomain.com</text:span><text:line-break/>To stop ssh server, enter:<text:line-break/><text:span text:style-name="Source_20_Text"># sudo /etc/init.d/ssh stop</text:span><text:line-break/>To start sshs server, enter:<text:line-break/><text:span text:style-name="Source_20_Text"># sudo /etc/init.d/ssh start</text:span><text:line-break/>To restart ssh server, enter:<text:line-break/><text:span text:style-name="Source_20_Text"># sudo /etc/init.d/ssh restar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9T13:20:54</meta:creation-date>
    <dc:date>2013-08-19T13:21:52</dc:date>
    <meta:editing-duration>P0D</meta:editing-duration>
    <meta:editing-cycles>1</meta:editing-cycles>
    <meta:document-statistic meta:table-count="0" meta:image-count="0" meta:object-count="0" meta:page-count="1" meta:paragraph-count="9" meta:word-count="185" meta:character-count="1256" meta:non-whitespace-character-count="1080"/>
    <meta:generator>LibreOffice/3.5$Linux_X86_64 LibreOffice_project/350m1$Build-2</meta:generator>
  </office:meta>
</office:document-meta>
</file>